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48f" officeooo:paragraph-rsid="0016748f"/>
    </style:style>
    <style:style style:name="P2" style:family="paragraph" style:parent-style-name="Standard">
      <style:text-properties officeooo:rsid="0017fce1" officeooo:paragraph-rsid="0017fc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ken: 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</text:p>
      <text:p text:style-name="P1"/>
      <text:p text:style-name="P1">1. git clone <text:a xlink:type="simple" xlink:href="https://github.com/Kevin-A-Stevens/2025_Web_Development.git" text:style-name="Internet_20_link" text:visited-style-name="Visited_20_Internet_20_Link">https://github.com/Kevin-A-Stevens/2025_Web_Development.git</text:a></text:p>
      <text:p text:style-name="P1">2. cd 2025_Web_Development</text:p>
      <text:p text:style-name="P1">3. git add .</text:p>
      <text:p text:style-name="P1">4. git commit -m “Added README file”</text:p>
      <text:p text:style-name="Standard"/>
      <text:p text:style-name="Standard">1. Setting Up Git</text:p>
      <text:p text:style-name="Standard">Install Git: If you haven't installed Git yet, use the following command:</text:p>
      <text:p text:style-name="Standard"/>
      <text:p text:style-name="Standard">bash</text:p>
      <text:p text:style-name="Standard">sudo apt-get install git</text:p>
      <text:p text:style-name="Standard">Configure Git: Set your username and email for Git:</text:p>
      <text:p text:style-name="Standard"/>
      <text:p text:style-name="Standard">bash</text:p>
      <text:p text:style-name="Standard">git config --global user.name "Your Name"</text:p>
      <text:p text:style-name="Standard">git config --global user.email "your.email@example.com"</text:p>
      <text:p text:style-name="Standard">2. Creating a New Repository</text:p>
      <text:p text:style-name="Standard">Create a New Directory: Navigate to the location where you want to create your project and make a new directory:</text:p>
      <text:p text:style-name="Standard"/>
      <text:p text:style-name="Standard">bash</text:p>
      <text:p text:style-name="Standard">mkdir my_project</text:p>
      <text:p text:style-name="Standard">cd my_project</text:p>
      <text:p text:style-name="Standard">Initialize Git: Initialize a new Git repository in your directory:</text:p>
      <text:p text:style-name="Standard"/>
      <text:p text:style-name="Standard">bash</text:p>
      <text:p text:style-name="Standard">git init</text:p>
      <text:p text:style-name="Standard">3. Adding Files</text:p>
      <text:p text:style-name="Standard">Create or Add Files: Create new files or add existing ones to your project directory.</text:p>
      <text:p text:style-name="Standard"/>
      <text:p text:style-name="Standard">bash</text:p>
      <text:p text:style-name="Standard">touch index.html</text:p>
      <text:p text:style-name="Standard">Add Files to Staging: Add files to the staging area before committing:</text:p>
      <text:p text:style-name="Standard"/>
      <text:p text:style-name="Standard">bash</text:p>
      <text:p text:style-name="Standard">git add index.html</text:p>
      <text:p text:style-name="Standard">Add All Files: To add all new or modified files:</text:p>
      <text:p text:style-name="Standard"/>
      <text:p text:style-name="Standard">bash</text:p>
      <text:p text:style-name="Standard">git add .</text:p>
      <text:p text:style-name="Standard">4. Committing Changes</text:p>
      <text:p text:style-name="Standard">Commit Files: Commit the changes with a message:</text:p>
      <text:p text:style-name="Standard"/>
      <text:p text:style-name="Standard">bash</text:p>
      <text:p text:style-name="Standard">git commit -m "Initial commit"</text:p>
      <text:p text:style-name="Standard">5. Connecting to a Remote Repository</text:p>
      <text:p text:style-name="Standard">Add Remote Repository: Connect your local repository to a remote GitHub repository:</text:p>
      <text:p text:style-name="Standard"/>
      <text:p text:style-name="Standard">bash</text:p>
      <text:p text:style-name="Standard">git remote add origin https://github.com/yourusername/my_project.git</text:p>
      <text:p text:style-name="Standard">Push Changes: Push your local commits to the remote repository:</text:p>
      <text:p text:style-name="Standard"><text:soft-page-break/></text:p>
      <text:p text:style-name="Standard">bash</text:p>
      <text:p text:style-name="Standard">git push -u origin master</text:p>
      <text:p text:style-name="Standard">6. Updating Your Project</text:p>
      <text:p text:style-name="Standard">Check Status: See the status of your repository:</text:p>
      <text:p text:style-name="Standard"/>
      <text:p text:style-name="Standard">bash</text:p>
      <text:p text:style-name="Standard">git status</text:p>
      <text:p text:style-name="Standard">Pull Updates: Pull updates from the remote repository:</text:p>
      <text:p text:style-name="Standard"/>
      <text:p text:style-name="Standard">bash</text:p>
      <text:p text:style-name="Standard">git pull origin master</text:p>
      <text:p text:style-name="Standard">7. Making Changes and Committing</text:p>
      <text:p text:style-name="Standard">Make Changes: Edit your files as needed.</text:p>
      <text:p text:style-name="Standard"/>
      <text:p text:style-name="Standard">Stage and Commit: Add and commit your changes:</text:p>
      <text:p text:style-name="Standard"/>
      <text:p text:style-name="Standard">bash</text:p>
      <text:p text:style-name="Standard">git add .</text:p>
      <text:p text:style-name="Standard">git commit -m "Update project"</text:p>
      <text:p text:style-name="Standard">Push Changes: Push the updates to the remote repository:</text:p>
      <text:p text:style-name="Standard"/>
      <text:p text:style-name="Standard">bash</text:p>
      <text:p text:style-name="Standard">git push origin master</text:p>
      <text:p text:style-name="Standard">8. Branching and Merging</text:p>
      <text:p text:style-name="Standard">Create a Branch: Create a new branch for feature development:</text:p>
      <text:p text:style-name="Standard"/>
      <text:p text:style-name="Standard">bash</text:p>
      <text:p text:style-name="Standard">git checkout -b new-feature</text:p>
      <text:p text:style-name="Standard">Switch Branches: Switch between branches:</text:p>
      <text:p text:style-name="Standard"/>
      <text:p text:style-name="Standard">bash</text:p>
      <text:p text:style-name="Standard">git checkout master</text:p>
      <text:p text:style-name="Standard">Merge Branches: Merge changes from another branch into your current branch:</text:p>
      <text:p text:style-name="Standard"/>
      <text:p text:style-name="Standard">bash</text:p>
      <text:p text:style-name="Standard">git merge new-feature</text:p>
      <text:p text:style-name="Standard">9. Handling Conflicts</text:p>
      <text:p text:style-name="Standard">Resolve Conflicts: If there are merge conflicts, open the conflicting files, resolve the issues, then add and commit the changes:</text:p>
      <text:p text:style-name="Standard"/>
      <text:p text:style-name="Standard">bash</text:p>
      <text:p text:style-name="Standard">git add .</text:p>
      <text:p text:style-name="Standard">git commit -m "Resolve merge conflicts"</text:p>
      <text:p text:style-name="Standard"/>
      <text:p text:style-name="Standard">502 <text:s/>cd 2025_Web_Development/</text:p>
      <text:p text:style-name="Standard"><text:s text:c="2"/>503 <text:s/>git init</text:p>
      <text:p text:style-name="Standard"><text:s text:c="2"/>504 <text:s/>git@github.com:Kevin-A-Stevens/2025_Web_Development.git</text:p>
      <text:p text:style-name="Standard"><text:s text:c="2"/>505 <text:s/>ls</text:p>
      <text:p text:style-name="Standard"><text:s text:c="2"/>506 <text:s/>ls -l</text:p>
      <text:p text:style-name="Standard"><text:s text:c="2"/>507 <text:s/>git add README.md</text:p>
      <text:p text:style-name="Standard"><text:s text:c="2"/>508 <text:s/>touch README.md</text:p>
      <text:p text:style-name="Standard"><text:soft-page-break/><text:s text:c="2"/>509 <text:s/>git add README.md</text:p>
      <text:p text:style-name="Standard"><text:s text:c="2"/>510 <text:s/>git commit -m "Created README file"</text:p>
      <text:p text:style-name="Standard"><text:s text:c="2"/>511 <text:s/>git branch -M main</text:p>
      <text:p text:style-name="Standard"><text:s text:c="2"/>512 <text:s/>git remote add origin git@github.com:Kevin-A-Stevens/2025_Web_Development.git</text:p>
      <text:p text:style-name="Standard"><text:s text:c="2"/>513 <text:s/>git push -u origin main</text:p>
      <text:p text:style-name="Standard">git clone https://github.com/Kevin-A-Stevens/2025_Web_Development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59:37.732132762</meta:creation-date>
    <dc:date>2025-01-15T16:03:44.054375846</dc:date>
    <meta:editing-duration>PT1H4M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86" meta:word-count="413" meta:character-count="2710" meta:non-whitespace-character-count="2351"/>
  </office:meta>
</office:document-meta>
</file>